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62cm"/>
    </style:style>
    <style:style style:name="co2" style:family="table-column">
      <style:table-column-properties fo:break-before="auto" style:column-width="1.132cm"/>
    </style:style>
    <style:style style:name="co3" style:family="table-column">
      <style:table-column-properties fo:break-before="auto" style:column-width="4.704cm"/>
    </style:style>
    <style:style style:name="co4" style:family="table-column">
      <style:table-column-properties fo:break-before="auto" style:column-width="3.896cm"/>
    </style:style>
    <style:style style:name="co5" style:family="table-column">
      <style:table-column-properties fo:break-before="auto" style:column-width="2.93cm"/>
    </style:style>
    <style:style style:name="co6" style:family="table-column">
      <style:table-column-properties fo:break-before="auto" style:column-width="2.708cm"/>
    </style:style>
    <style:style style:name="co7" style:family="table-column">
      <style:table-column-properties fo:break-before="auto" style:column-width="2.01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style:font-name-asian="DejaVu Sans" style:font-size-asian="9pt" style:font-name-complex="DejaVu Sans" style:font-size-complex="9pt"/>
    </style:style>
    <style:style style:name="T1" style:family="text">
      <style:text-properties style:font-size-asian="9pt" style:font-size-complex="9pt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correct_answer</text:p>
          </table:table-cell>
          <table:table-cell office:value-type="string" calcext:value-type="string">
            <text:p>difficult_level</text:p>
          </table:table-cell>
          <table:table-cell office:value-type="string" calcext:value-type="string">
            <text:p>wrong_answer</text:p>
          </table:table-cell>
          <table:table-cell office:value-type="string" calcext:value-type="string">
            <text:p>img1</text:p>
          </table:table-cell>
          <table:table-cell office:value-type="string" calcext:value-type="string">
            <text:p>img2</text:p>
          </table:table-cell>
          <table:table-cell office:value-type="string" calcext:value-type="string">
            <text:p>img3</text:p>
          </table:table-cell>
          <table:table-cell office:value-type="string" calcext:value-type="string">
            <text:p>img4</text:p>
          </table:table-cell>
          <table:table-cell office:value-type="string" calcext:value-type="string">
            <text:p>img5</text:p>
          </table:table-cell>
          <table:table-cell office:value-type="string" calcext:value-type="string">
            <text:p>img6</text:p>
          </table:table-cell>
          <table:table-cell office:value-type="string" calcext:value-type="string">
            <text:p>img7</text:p>
          </table:table-cell>
        </table:table-row>
        <table:table-row table:style-name="ro1">
          <table:table-cell office:value-type="string" calcext:value-type="string">
            <text:p>Al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rvo</text:p>
          </table:table-cell>
          <table:table-cell office:value-type="string" calcext:value-type="string">
            <text:p>http://nonsolopolpette.files.wordpress.com/2012/06/alce.jp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dol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://upload.wikimedia.org/wikipedia/commons/d/d8/Alauda_arvensis_2.jp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tr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a</text:p>
          </table:table-cell>
          <table:table-cell table:style-name="ce1" office:value-type="string" calcext:value-type="string">
            <text:p><text:span text:style-name="T1"><text:a xlink:href="http://upload.wikimedia.org/wikipedia/commons/a/a1/Mallard2.jpg" xlink:type="simple">http://upload.wikimedia.org/wikipedia/commons/a/a1/Mallard2.jpg</text:a></text:span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ilope cervicapr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://upload.wikimedia.org/wikipedia/commons/thumb/e/e7/Male_Blackbuck.jpg/640px-Male_Blackbuck.jp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http://d35obg07bzmh9h.cloudfront.net/wp-content/uploads/2010/08/puntura-di-ape-bambini.jp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ila Marina dalla Testa Bianc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quila Reale</text:p>
          </table:table-cell>
          <table:table-cell office:value-type="string" calcext:value-type="string">
            <text:p><text:a xlink:href="http://upload.wikimedia.org/wikipedia/commons/d/d4/Weisskopf_Seeadler_haliaeetus_leucocephalus_8_amk.jpg" xlink:type="simple">http://upload.wikimedia.org/wikipedia/commons/d/d4/Weisskopf_Seeadler_haliaeetus_leucocephalus_8_amk.jpg</text:a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ila Re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quila Marina Testa Bianca</text:p>
          </table:table-cell>
          <table:table-cell office:value-type="string" calcext:value-type="string">
            <text:p><text:a xlink:href="http://upload.wikimedia.org/wikipedia/commons/e/eb/Steinadler_Aquila_chrysaetos_closeup2_Richard_Bartz.jpg" xlink:type="simple">http://upload.wikimedia.org/wikipedia/commons/e/eb/Steinadler_Aquila_chrysaetos_closeup2_Richard_Bartz.jpg</text:a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i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vallo</text:p>
          </table:table-cell>
          <table:table-cell office:value-type="string" calcext:value-type="string">
            <text:p>http://upload.wikimedia.org/wikipedia/commons/7/7b/Donkey_1_arp_750px.jp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andrell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://upload.wikimedia.org/wikipedia/commons/thumb/7/7c/Alondra.jpg/640px-Alondra.jpg</text:p>
          </table:table-cell>
          <table:table-cell office:value-type="string" calcext:value-type="string">
            <text:p>http://upload.wikimedia.org/wikipedia/commons/thumb/1/17/Calandrella_brachydactyla2.jpg/594px-Calandrella_brachydactyla2.jpg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po</text:p>
          </table:table-cell>
          <table:table-cell office:value-type="string" calcext:value-type="string">
            <text:p>http://upload.wikimedia.org/wikipedia/it/b/b6/Ettore_cane_.jp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gu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llaby</text:p>
          </table:table-cell>
          <table:table-cell office:value-type="string" calcext:value-type="string">
            <text:p>https://wikiperbambini.wikispaces.com/file/view/canguro.jpg/423869328/388x458/canguro.jp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to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icato</text:p>
          </table:table-cell>
          <table:table-cell office:value-type="string" calcext:value-type="string">
            <text:p><text:a xlink:href="http://www.liceotorricelli.it/TorricelliWeb/premiati2010_file/Uomonatura/pagine%20web/images/castoro%201.jpg" xlink:type="simple">http://www.liceotorricelli.it/TorricelliWeb/premiati2010_file/Uomonatura/pagine%20web/images/castoro%201.jpg</text:a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vall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sino</text:p>
          </table:table-cell>
          <table:table-cell office:value-type="string" calcext:value-type="string">
            <text:p>http://upload.wikimedia.org/wikipedia/commons/3/36/AngloKabardiner2.jpg</text:p>
          </table:table-cell>
          <table:table-cell office:value-type="string" calcext:value-type="string">
            <text:p>http://upload.wikimedia.org/wikipedia/commons/thumb/2/29/Chevaux_au_moulin_du_Vanneau.JPG/640px-Chevaux_au_moulin_du_Vanneau.JPG</text:p>
          </table:table-cell>
          <table:table-cell office:value-type="string" calcext:value-type="string">
            <text:p>http://upload.wikimedia.org/wikipedia/commons/thumb/e/ed/Chalandry.JPG/640px-Chalandry.JPG</text:p>
          </table:table-cell>
          <table:table-cell office:value-type="string" calcext:value-type="string">
            <text:p>http://upload.wikimedia.org/wikipedia/commons/thumb/2/28/Bosal_bridle.JPG/512px-Bosal_bridle.JPG</text:p>
          </table:table-cell>
          <table:table-cell office:value-type="string" calcext:value-type="string">
            <text:p>http://upload.wikimedia.org/wikipedia/commons/thumb/f/ff/%22Jasper%22_%286189276482%29.jpg/395px-%22Jasper%22_%286189276482%29.jp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rv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ce</text:p>
          </table:table-cell>
          <table:table-cell office:value-type="string" calcext:value-type="string">
            <text:p><text:a xlink:href="http://upload.wikimedia.org/wikipedia/commons/thumb/5/50/Red_deer_stag_2009_denmark.jpg/511px-Red_deer_stag_2009_denmark.jpg" xlink:type="simple">http://upload.wikimedia.org/wikipedia/commons/thumb/5/50/Red_deer_stag_2009_denmark.jpg/511px-Red_deer_stag_2009_denmark.jpg</text:a></text:p>
          </table:table-cell>
          <table:table-cell office:value-type="string" calcext:value-type="string">
            <text:p>http://upload.wikimedia.org/wikipedia/commons/thumb/3/33/Cervus_elaphus_elaphus.jpg/450px-Cervus_elaphus_elaphus.jpg</text:p>
          </table:table-cell>
          <table:table-cell office:value-type="string" calcext:value-type="string">
            <text:p>http://upload.wikimedia.org/wikipedia/commons/c/ca/Bukhara_Deer_stag_at_Speyside_Wildlife_Park_-_geograph.org.uk_-_1002574.jp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nciallegr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ttirosso</text:p>
          </table:table-cell>
          <table:table-cell office:value-type="string" calcext:value-type="string">
            <text:p>http://4.bp.blogspot.com/_ZpJw_QVOtZo/TU1BxaITl3I/AAAAAAAABeI/OO56s15s6CU/s1600/cinciallegra.jp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nghiale 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://upload.wikimedia.org/wikipedia/commons/thumb/5/55/Tiergarten_Worms_2011_Wildschwein.JPG/640px-Tiergarten_Worms_2011_Wildschwein.JP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cinell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://www.marotochi.it/immagini/sfondi/coccinella%203.jp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nacch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rlo|Corvo</text:p>
          </table:table-cell>
          <table:table-cell office:value-type="string" calcext:value-type="string">
            <text:p>http://img.facileblog.it/6/2010/09/cornacchia-grigia-da-wikipedia.jp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v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rnacchia|Merlo</text:p>
          </table:table-cell>
          <table:table-cell table:style-name="ce1" office:value-type="string" calcext:value-type="string">
            <text:p><text:span text:style-name="T1"><text:a xlink:href="http://upload.wikimedia.org/wikipedia/commons/b/be/Corvus_corax_%28FWS%29.jpg" xlink:type="simple">http://upload.wikimedia.org/wikipedia/commons/b/be/Corvus_corax_%28FWS%29.jpg</text:a></text:span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fi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ca</text:p>
          </table:table-cell>
          <table:table-cell office:value-type="string" calcext:value-type="string">
            <text:p>http://www.divingwaterclub.it/images/foto_delfino.jpe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fante Africa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lefanto Indiano</text:p>
          </table:table-cell>
          <table:table-cell office:value-type="string" calcext:value-type="string">
            <text:p>http://www.pethotels.it/blog/wp-content/uploads/2010/01/elefante.jp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fante India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lefante Africano</text:p>
          </table:table-cell>
          <table:table-cell office:value-type="string" calcext:value-type="string">
            <text:p>http://upload.wikimedia.org/wikipedia/commons/a/ac/IndianElephant.jp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ocero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://upload.wikimedia.org/wikipedia/commons/thumb/0/01/Tarangire_Warzenschwein1.jpg/640px-Tarangire_Warzenschwein1.jp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c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aria|Pinguino</text:p>
          </table:table-cell>
          <table:table-cell office:value-type="string" calcext:value-type="string">
            <text:p>http://abbeyvsaustralia.watermilk.com/wp-content/uploads/2010/12/harbour-seal-wikipedia.jpg</text:p>
          </table:table-cell>
          <table:table-cell office:value-type="string" calcext:value-type="string">
            <text:p>http://upload.wikimedia.org/wikipedia/commons/d/de/Seehund_fg01.jpg</text:p>
          </table:table-cell>
          <table:table-cell office:value-type="string" calcext:value-type="string">
            <text:p>http://upload.wikimedia.org/wikipedia/commons/thumb/8/8e/Phoca_vitulina_he.jpg/640px-Phoca_vitulina_he.jp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raff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://static1.wikia.nocookie.net/__cb20121005120417/animali/it/images/f/f7/Giraffa.jp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rill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impanz&amp;egrave;|Orango</text:p>
          </table:table-cell>
          <table:table-cell office:value-type="string" calcext:value-type="string">
            <text:p>http://upload.wikimedia.org/wikipedia/commons/b/b1/Eyes_of_gorilla.jp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nchio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://www.angolodellavventura.com/REGIONI/lombardia/crema/immaginidalmondo/ecuador/GALAPAGOS%20GRANCHIO.JP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popotamo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://upload.wikimedia.org/wikipedia/commons/thumb/0/07/Prazsky_hroch.jpg/640px-Prazsky_hroch.jpg</text:p>
          </table:table-cell>
          <table:table-cell office:value-type="string" calcext:value-type="string">
            <text:p>http://upload.wikimedia.org/wikipedia/commons/thumb/5/5c/Hippopotamus_amphibius_-_hippo_and_friends.jpg/640px-Hippopotamus_amphibius_-_hippo_and_friends.jpg</text:p>
          </table:table-cell>
          <table:table-cell office:value-type="string" calcext:value-type="string">
            <text:p>http://upload.wikimedia.org/wikipedia/commons/1/18/Hippopotamus_amphibius.JPG</text:p>
          </table:table-cell>
          <table:table-cell office:value-type="string" calcext:value-type="string">
            <text:p>http://upload.wikimedia.org/wikipedia/commons/thumb/f/f5/Hippopotamus.jpg/800px-Hippopotamus.jpg</text:p>
          </table:table-cell>
          <table:table-cell office:value-type="string" calcext:value-type="string">
            <text:p>http://upload.wikimedia.org/wikipedia/commons/thumb/6/6f/Hippopotamus_amphibius_in_Tanzania_2830_Nevit.jpg/640px-Hippopotamus_amphibius_in_Tanzania_2830_Nevit.jp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wi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://upload.wikimedia.org/wikipedia/commons/thumb/0/02/Apteryx_mantelli_-Rotorua%2C_North_Island%2C_New_Zealand-8a.jpg/640px-Apteryx_mantelli_-Rotorua%2C_North_Island%2C_New_Zealand-8a.jp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al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://upload.wikimedia.org/wikipedia/commons/thumb/4/49/Koala_climbing_tree.jpg/610px-Koala_climbing_tree.jp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o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gre</text:p>
          </table:table-cell>
          <table:table-cell office:value-type="string" calcext:value-type="string">
            <text:p>http://upload.wikimedia.org/wikipedia/commons/thumb/4/40/Just_one_lion.jpg/584px-Just_one_lion.jpg</text:p>
          </table:table-cell>
          <table:table-cell office:value-type="string" calcext:value-type="string">
            <text:p>http://upload.wikimedia.org/wikipedia/commons/thumb/7/73/Lion_waiting_in_Namibia.jpg/800px-Lion_waiting_in_Namibia.jpg</text:p>
          </table:table-cell>
          <table:table-cell office:value-type="string" calcext:value-type="string">
            <text:p>http://vitadadonna.com/wp-content/uploads/2013/01/leone.jp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tto</text:p>
          </table:table-cell>
          <table:table-cell table:style-name="ce1" office:value-type="string" calcext:value-type="string">
            <text:p><text:span text:style-name="T1"><text:a xlink:href="http://upload.wikimedia.org/wikipedia/commons/thumb/6/68/Lynx_lynx_poing.jpg/399px-Lynx_lynx_poing.jpg" xlink:type="simple">http://upload.wikimedia.org/wikipedia/commons/thumb/6/68/Lynx_lynx_poing.jpg/399px-Lynx_lynx_poing.jpg</text:a></text:span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certol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://www.ogliosud.net/assets/0000/0770/lucertola_high.jpg?129311601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po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://upload.wikimedia.org/wikipedia/commons/2/23/Canis_lupus.jp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l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rnacchia|Corvo</text:p>
          </table:table-cell>
          <table:table-cell office:value-type="string" calcext:value-type="string">
            <text:p>http://upload.wikimedia.org/wikipedia/it/1/18/Merlo.JPE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atra</text:p>
          </table:table-cell>
          <table:table-cell office:value-type="string" calcext:value-type="string">
            <text:p><text:a xlink:href="http://upload.wikimedia.org/wikipedia/commons/thumb/3/39/Domestic_Goose.jpg/220px-Domestic_Goose.jpg" xlink:type="simple">http://upload.wikimedia.org/wikipedia/commons/thumb/3/39/Domestic_Goose.jpg/220px-Domestic_Goose.jpg</text:a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ang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orilla|Scimpanz&amp;egrave;</text:p>
          </table:table-cell>
          <table:table-cell office:value-type="string" calcext:value-type="string">
            <text:p>http://static.turistipercaso.it/image/s/singapore/singapore_2f6w3.T0.jpg</text:p>
          </table:table-cell>
          <table:table-cell office:value-type="string" calcext:value-type="string">
            <text:p>http://upload.wikimedia.org/wikipedia/commons/thumb/9/93/Orang-utan_bukit_lawang_2006.jpg/640px-Orang-utan_bukit_lawang_2006.jpg</text:p>
          </table:table-cell>
          <table:table-cell office:value-type="string" calcext:value-type="string">
            <text:p>http://upload.wikimedia.org/wikipedia/commons/thumb/3/3b/Zoo_z01.jpg/640px-Zoo_z01.jp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c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lfino</text:p>
          </table:table-cell>
          <table:table-cell office:value-type="string" calcext:value-type="string">
            <text:p>http://upload.wikimedia.org/wikipedia/commons/7/72/Orca_Orlando_Seaworld.jp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nitorinco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a xlink:href="http://www.nationalgeographic.it/images/2010/04/27/111002713--fe4bc800-9a23-4def-90a7-9b9e36f62dc0.jpg" xlink:type="simple">http://www.nationalgeographic.it/images/2010/04/27/111002713--fe4bc800-9a23-4def-90a7-9b9e36f62dc0.jpg</text:a></text:p>
          </table:table-cell>
          <table:table-cell office:value-type="string" calcext:value-type="string">
            <text:p>http://upload.wikimedia.org/wikipedia/commons/thumb/4/48/Platypus_in_Geelong.jpg/640px-Platypus_in_Geelong.jpg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tar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oca</text:p>
          </table:table-cell>
          <table:table-cell office:value-type="string" calcext:value-type="string">
            <text:p><text:a xlink:href="http://upload.wikimedia.org/wikipedia/commons/2/25/Mähnenrobbe_%28Otaria_byronia%29.JPG" xlink:type="simple">http://upload.wikimedia.org/wikipedia/commons/2/25/M%C3%A4hnenrobbe_%28Otaria_byronia%29.JPG</text:a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d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://upload.wikimedia.org/wikipedia/commons/thumb/0/0f/Grosser_Panda.JPG/640px-Grosser_Panda.JP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llicano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://upload.wikimedia.org/wikipedia/commons/thumb/5/55/Australian_Pelican_Back.JPG/616px-Australian_Pelican_Back.JPG</text:p>
          </table:table-cell>
          <table:table-cell office:value-type="string" calcext:value-type="string">
            <text:p>http://upload.wikimedia.org/wikipedia/commons/thumb/d/d3/Pelecanus_conspicillatus.jpg/531px-Pelecanus_conspicillatus.jpg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nice di mar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://upload.wikimedia.org/wikipedia/commons/7/78/Glareola_pratincola01.jp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ttiross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inciallegra</text:p>
          </table:table-cell>
          <table:table-cell office:value-type="string" calcext:value-type="string">
            <text:p>http://upload.wikimedia.org/wikipedia/commons/thumb/0/0f/European_Robin_aka.jpg/572px-European_Robin_aka.jp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ia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quila Reale</text:p>
          </table:table-cell>
          <table:table-cell office:value-type="string" calcext:value-type="string">
            <text:p>http://upload.wikimedia.org/wikipedia/commons/thumb/f/fa/Buteo_buteo_-Scotland-8.jpg/360px-Buteo_buteo_-Scotland-8.jpg</text:p>
          </table:table-cell>
          <table:table-cell office:value-type="string" calcext:value-type="string">
            <text:p>http://upload.wikimedia.org/wikipedia/commons/1/1d/Buteo_buteo_5_%28Marek_Szczepanek%29.jpg</text:p>
          </table:table-cell>
          <table:table-cell office:value-type="string" calcext:value-type="string">
            <text:p>http://upload.wikimedia.org/wikipedia/commons/thumb/7/7a/Buteo_6%28loz%29.JPG/400px-Buteo_6%28loz%29.JP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nd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inciallegra</text:p>
          </table:table-cell>
          <table:table-cell office:value-type="string" calcext:value-type="string">
            <text:p>http://upload.wikimedia.org/wikipedia/commons/thumb/7/77/Hirundo_rustica_1_%28Martin_Mecnarowski%29.jpg/800px-Hirundo_rustica_1_%28Martin_Mecnarowski%29.jp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cimpanz&amp;egrave;|Scimpanzè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orilla|Orango</text:p>
          </table:table-cell>
          <table:table-cell office:value-type="string" calcext:value-type="string">
            <text:p>http://upload.wikimedia.org/wikipedia/commons/f/fb/Lightmatter_chimp.jpg</text:p>
          </table:table-cell>
          <table:table-cell office:value-type="string" calcext:value-type="string">
            <text:p>http://upload.wikimedia.org/wikipedia/commons/thumb/f/fc/Gombe_Stream_NP_Jungtier_fressend.jpg/450px-Gombe_Stream_NP_Jungtier_fressend.jpg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ricat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toro</text:p>
          </table:table-cell>
          <table:table-cell office:value-type="string" calcext:value-type="string">
            <text:p>http://vroum52.com/vroumanimaux.img/suricat%5B1%5D.jp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rtaruga Mari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rtaruga Terrestre</text:p>
          </table:table-cell>
          <table:table-cell office:value-type="string" calcext:value-type="string">
            <text:p>http://petforce1.com/sites/default/files/800px-Caretta_caretta_060417w2_0.jp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rtaruga Terrest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rtaruga marina</text:p>
          </table:table-cell>
          <table:table-cell office:value-type="string" calcext:value-type="string">
            <text:p>http://upload.wikimedia.org/wikipedia/commons/6/6c/Testudo_hermanni_hermanni_Mallorca_02.jp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gr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a xlink:href="http://2.bp.blogspot.com/-6kYrjoQfYXI/TaHQQdrdTxI/AAAAAAAAAx0/oxBYJyHkUcA/s1600/La+Tigre+che+batte+i+Mastini+della+Maraotto.jpg" xlink:type="simple">http://2.bp.blogspot.com/-6kYrjoQfYXI/TaHQQdrdTxI/AAAAAAAAAx0/oxBYJyHkUcA/s1600/La+Tigre+che+batte+i+Mastini+della+Maraotto.jpg</text:a></text:p>
          </table:table-cell>
          <table:table-cell office:value-type="string" calcext:value-type="string">
            <text:p>http://upload.wikimedia.org/wikipedia/commons/thumb/7/7b/Tiger_berlin-5.JPG/640px-Tiger_berlin-5.JPG</text:p>
          </table:table-cell>
          <table:table-cell office:value-type="string" calcext:value-type="string">
            <text:p>http://upload.wikimedia.org/wikipedia/commons/thumb/8/81/2012_Suedchinesischer_Tiger.JPG/616px-2012_Suedchinesischer_Tiger.JPG</text:p>
          </table:table-cell>
          <table:table-cell office:value-type="string" calcext:value-type="string">
            <text:p>http://upload.wikimedia.org/wikipedia/commons/thumb/4/49/Panthera_tigris_tigris.jpg/640px-Panthera_tigris_tigris.jp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sp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e</text:p>
          </table:table-cell>
          <table:table-cell office:value-type="string" calcext:value-type="string">
            <text:p>http://1.bp.blogspot.com/_5tiPFPxLfAo/S82P16j-QjI/AAAAAAAAA0s/nit6fIY_G_4/s1600/fiori+e+vespa+046.jp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llab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nguro</text:p>
          </table:table-cell>
          <table:table-cell office:value-type="string" calcext:value-type="string">
            <text:p>http://upload.wikimedia.org/wikipedia/commons/7/74/Red_necked_wallaby444.jp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://upload.wikimedia.org/wikipedia/commons/thumb/a/a2/02014._Schweinerasse%2C_Polnisches_wei%C3%9Fe_Zlotniki_Schwein.JPG/640px-02014._Schweinerasse%2C_Polnisches_wei%C3%9Fe_Zlotniki_Schwein.JPG</text:p>
          </table:table-cell>
          <table:table-cell office:value-type="string" calcext:value-type="string">
            <text:p>http://upload.wikimedia.org/wikipedia/commons/thumb/5/5e/Cochon_truffier.JPG/640px-Cochon_truffier.JPG</text:p>
          </table:table-cell>
          <table:table-cell office:value-type="string" calcext:value-type="string">
            <text:p>http://upload.wikimedia.org/wikipedia/commons/thumb/3/36/Gifu_livestock_research_center_pig_1.JPG/640px-Gifu_livestock_research_center_pig_1.JPG</text:p>
          </table:table-cell>
          <table:table-cell office:value-type="string" calcext:value-type="string">
            <text:p>http://upload.wikimedia.org/wikipedia/commons/thumb/0/09/Jielbeaumadier_cochon_1_agr_paris_2008.jpeg/640px-Jielbeaumadier_cochon_1_agr_paris_2008.jpeg</text:p>
          </table:table-cell>
          <table:table-cell office:value-type="string" calcext:value-type="string">
            <text:p>http://upload.wikimedia.org/wikipedia/commons/thumb/c/cf/Pig_wallowing_in_water_at_Ben_Tre_village_in_Vietnam.JPG/640px-Pig_wallowing_in_water_at_Ben_Tre_village_in_Vietnam.JPG</text:p>
          </table:table-cell>
          <table:table-cell office:value-type="string" calcext:value-type="string">
            <text:p>http://upload.wikimedia.org/wikipedia/commons/thumb/b/bb/Pigs-21272.jpg/576px-Pigs-21272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r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://upload.wikimedia.org/wikipedia/commons/thumb/8/86/Goat_family.jpg/511px-Goat_family.jpg</text:p>
          </table:table-cell>
          <table:table-cell office:value-type="string" calcext:value-type="string">
            <text:p>http://upload.wikimedia.org/wikipedia/commons/thumb/2/2c/Arapawa_dairy_goat.jpg/510px-Arapawa_dairy_goat.jpg</text:p>
          </table:table-cell>
          <table:table-cell office:value-type="string" calcext:value-type="string">
            <text:p>http://upload.wikimedia.org/wikipedia/commons/thumb/8/80/Baby_goat.JPG/640px-Baby_goat.JP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bbuino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://upload.wikimedia.org/wikipedia/commons/d/d3/Female_baboons_with_pups.jpg</text:p>
          </table:table-cell>
          <table:table-cell office:value-type="string" calcext:value-type="string">
            <text:p>http://upload.wikimedia.org/wikipedia/commons/thumb/5/5d/Mantelpavian_female_2_db.jpg/576px-Mantelpavian_female_2_db.jpg</text:p>
          </table:table-cell>
          <table:table-cell office:value-type="string" calcext:value-type="string">
            <text:p>http://upload.wikimedia.org/wikipedia/commons/thumb/8/80/Mantelpavian_male_2_db.jpg/576px-Mantelpavian_male_2_db.jp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c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://upload.wikimedia.org/wikipedia/commons/thumb/8/8e/ProboscisKinabatanganBorneo.jpg/320px-ProboscisKinabatanganBorneo.jpg</text:p>
          </table:table-cell>
          <table:table-cell office:value-type="string" calcext:value-type="string">
            <text:p>http://upload.wikimedia.org/wikipedia/commons/thumb/e/e5/Proboscis_Monkey_in_Borneo.jpg/640px-Proboscis_Monkey_in_Borneo.jpg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pente a Sonagli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://upload.wikimedia.org/wikipedia/commons/thumb/d/d7/Crotalus_atrox_USFWS.jpg/640px-Crotalus_atrox_USFWS.jp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br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://upload.wikimedia.org/wikipedia/commons/thumb/a/a5/Indian_cobra.jpg/640px-Indian_cobra.jpg</text:p>
          </table:table-cell>
          <table:table-cell office:value-type="string" calcext:value-type="string">
            <text:p>http://upload.wikimedia.org/wikipedia/commons/thumb/a/ae/Snake_in_basket.jpg/360px-Snake_in_basket.jpg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cor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://upload.wikimedia.org/wikipedia/commons/thumb/2/2c/Flock_of_sheep.jpg/394px-Flock_of_sheep.jpg</text:p>
          </table:table-cell>
          <table:table-cell office:value-type="string" calcext:value-type="string">
            <text:p>http://upload.wikimedia.org/wikipedia/commons/thumb/a/aa/Waldschafe.jpg/640px-Waldschafe.jpg</text:p>
          </table:table-cell>
          <table:table-cell office:value-type="string" calcext:value-type="string">
            <text:p>http://upload.wikimedia.org/wikipedia/commons/thumb/e/e7/Ovis_orientalis_aries_%27Skudde%27_%28aka%29.jpg/548px-Ovis_orientalis_aries_%27Skudde%27_%28aka%29.jpg</text:p>
          </table:table-cell>
          <table:table-cell office:value-type="string" calcext:value-type="string">
            <text:p>http://upload.wikimedia.org/wikipedia/commons/thumb/a/a6/Deutsches_schwarzk%C3%B6pfiges_Fleischschaf.JPG/640px-Deutsches_schwarzk%C3%B6pfiges_Fleischschaf.JP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lo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://upload.wikimedia.org/wikipedia/commons/thumb/2/24/Gallus_gallus_male_Kaziranga_0.jpg/600px-Gallus_gallus_male_Kaziranga_0.jpg</text:p>
          </table:table-cell>
          <table:table-cell office:value-type="string" calcext:value-type="string">
            <text:p>http://upload.wikimedia.org/wikipedia/commons/thumb/f/fb/Gallus_gallus_male_Kaziranga_1.jpg/600px-Gallus_gallus_male_Kaziranga_1.jpg</text:p>
          </table:table-cell>
          <table:table-cell office:value-type="string" calcext:value-type="string">
            <text:p>http://upload.wikimedia.org/wikipedia/commons/thumb/2/2a/Red_Junglefowl_Bandhavgarh.jpg/629px-Red_Junglefowl_Bandhavgarh.jpg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Foglio1.A1:Foglio1.AMI104857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4">00/00/0000</text:date>, <text:time style:data-style-name="N2" text:time-value="16:15:57.385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4T16:19:50.712000000</dc:date>
    <meta:generator>LibreOffice/4.2.1.1$Windows_x86 LibreOffice_project/d7dbbd7842e6a58b0f521599204e827654e1fb8b</meta:generator>
    <meta:editing-duration>PT2H27M25S</meta:editing-duration>
    <meta:editing-cycles>25</meta:editing-cycles>
    <meta:document-statistic meta:table-count="1" meta:cell-count="594" meta:object-count="0"/>
  </office:meta>
</office:document-meta>
</file>